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NewPSMT" svg:font-family="CourierNewPSM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NewPSMT" fo:font-size="12pt" fo:background-color="#ffffff"/>
    </style:style>
    <style:style style:name="P2" style:family="paragraph" style:parent-style-name="Preformatted_20_Text">
      <style:paragraph-properties fo:margin-top="0cm" fo:margin-bottom="0.499cm" style:contextual-spacing="false"/>
      <style:text-properties style:font-name="CourierNewPSMT" fo:font-size="12pt" fo:background-color="#ffffff"/>
    </style:style>
    <style:style style:name="P3" style:family="paragraph" style:parent-style-name="Preformatted_20_Text">
      <style:paragraph-properties fo:margin-top="0cm" fo:margin-bottom="0.499cm" style:contextual-spacing="false"/>
      <style:text-properties style:font-name="CourierNewPSMT" fo:font-size="12pt" officeooo:paragraph-rsid="00170cb2" fo:background-color="#ffffff"/>
    </style:style>
    <style:style style:name="P4" style:family="paragraph" style:parent-style-name="Preformatted_20_Text">
      <style:paragraph-properties fo:margin-top="0cm" fo:margin-bottom="0.499cm" style:contextual-spacing="false"/>
      <style:text-properties style:font-name="CourierNewPSMT" fo:font-size="12pt" style:text-underline-style="solid" style:text-underline-width="auto" style:text-underline-color="font-color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ebührenordnung</text:p>
      <text:p text:style-name="P2">§1 Mitgliedsbeiträge</text:p>
      <text:p text:style-name="P1">(1) Jedes Mitglied hat einen Mitgliedsbeitrag zu entrichten.</text:p>
      <text:p text:style-name="P1">(2) Der reguläre Mitgliedsbeitrag beträgt 35 Euro pro Monat. Ein</text:p>
      <text:p text:style-name="P1">abweichender Beitrag ist im Einzelfall nach Absprache mit dem</text:p>
      <text:p text:style-name="P1">Vorstand möglich.</text:p>
      <text:p text:style-name="P1">(3) Der Mitgliedsbeitrag für Fördermitglieder beträgt für</text:p>
      <text:p text:style-name="P1">natürliche Personen 5 Euro pro Monat und für juristische Personen</text:p>
      <text:p text:style-name="P3">60 Euro pro Monat.</text:p>
      <text:p text:style-name="P2"/>
      <text:p text:style-name="P2">§2 Fälligkeit</text:p>
      <text:p text:style-name="P1">(1) Der Mitgliedsbeitrag wird jeweils zum 1. des Monats fällig.</text:p>
      <text:p text:style-name="P1">(2) Eine jährliche Zahlung des Mitgliedsbeitrags im Voraus ist</text:p>
      <text:p text:style-name="P1">möglich. In diesem Fall wird der jährliche Mitgliedsbeitrag</text:p>
      <text:p text:style-name="P1">(entsprechend dem 12-fachen des monatlichen Beitrags) jedes Jahr</text:p>
      <text:p text:style-name="P2">zum 1. des Monats der Aufnhame in den Verein fällig.</text:p>
      <text:p text:style-name="P2"/>
      <text:p text:style-name="P2">§3 Zahlungsweise</text:p>
      <text:p text:style-name="P1">(1) Die Zahlung des Beitrages erfolgt monatlich im</text:p>
      <text:p text:style-name="P1">Lastschriftverfahren. Bei nicht ausreichender Deckung des Kontos</text:p>
      <text:p text:style-name="P1">sind die entstehenden Gebühren vom Mitglied zu begleichen.</text:p>
      <text:p text:style-name="P1">(2) Alternativ zu Absatz 1 kann die Bezahlung auch per</text:p>
      <text:p text:style-name="P1">Dauerauftrag erfolgen. Der zu nutzende Verwendungszweck wird in</text:p>
      <text:p text:style-name="P1">diesem Fall bei Aufnahme des Mitglieds mitgeteilt.</text:p>
      <text:p text:style-name="P1">(3) Alternative Zahlungsweisen sind in Absprache mit dem Vorstand</text:p>
      <text:p text:style-name="P2">im Einzelfall möglich.</text:p>
      <text:p text:style-name="P1"/>
      <text:p text:style-name="P1">§4 Aufnahmegebühren</text:p>
      <text:p text:style-name="P2">(1) Aufnahmegebühren werden nicht erhoben.</text:p>
      <text:p text:style-name="P1"/>
      <text:p text:style-name="P1">§5 Erstattungen</text:p>
      <text:p text:style-name="P2">(1) Eine Erstattung von Mitgliedsbeiträgen findet nicht statt.</text:p>
      <text:p text:style-name="P2"/>
      <text:p text:style-name="P2">§6 Inkrafttreten</text:p>
      <text:p text:style-name="P1">(1) Diese Gebührenordnung ersetzt die bisherige Beitragsordnung.</text:p>
      <text:p text:style-name="P1">(2) Diese Gebührenordnung tritt sofort mit Beschluss durch die</text:p>
      <text:p text:style-name="P2">Mitgliederversammlung in Kraf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NewPSMT" svg:font-family="CourierNewPSM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12T08:54:20.746355254</meta:creation-date>
    <dc:date>2022-07-12T08:55:11.399307686</dc:date>
    <meta:editing-duration>PT50S</meta:editing-duration>
    <meta:editing-cycles>1</meta:editing-cycles>
    <meta:document-statistic meta:table-count="0" meta:image-count="0" meta:object-count="0" meta:page-count="1" meta:paragraph-count="32" meta:word-count="200" meta:character-count="1443" meta:non-whitespace-character-count="1275"/>
    <meta:generator>LibreOffice/7.3.3.2$MacOSX_AARCH64 LibreOffice_project/d1d0ea68f081ee2800a922cac8f79445e4603348</meta:generator>
  </office:meta>
</office:document-meta>
</file>